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 3</text:p>
      <text:p text:style-name="P1">Configuring Linux for TCP/IP Networking</text:p>
      <text:p text:style-name="P1"/>
      <text:p text:style-name="P1"/>
      <text:p text:style-name="P2">Objectives</text:p>
      <text:list xml:id="list1243468707" text:style-name="L1">
        <text:list-item>
          <text:p text:style-name="P3">Configure a Linux PC for TCP/IP Networking</text:p>
        </text:list-item>
        <text:list-item>
          <text:p text:style-name="P3">Gather network related information of a Linux PC</text:p>
        </text:list-item>
        <text:list-item>
          <text:p text:style-name="P3">Compare network information of one Linux PC with another on the same network </text:p>
        </text:list-item>
        <text:list-item>
          <text:p text:style-name="P3">Learn to use Linux networking commands</text:p>
        </text:list-item>
        <text:list-item>
          <text:p text:style-name="P3">Observe name resolution occurrences using DNS</text:p>
        </text:list-item>
      </text:list>
      <text:p text:style-name="P2"/>
      <text:p text:style-name="P2">Prerequisites</text:p>
      <text:p text:style-name="P2"/>
      <text:p text:style-name="P2">Discussion</text:p>
      <text:p text:style-name="P2"/>
      <text:p text:style-name="P2">Activitie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seph Anthony C Hermocilla</meta:initial-creator>
    <meta:creation-date>2009-07-06T15:00:14</meta:creation-date>
    <meta:document-statistic meta:table-count="0" meta:image-count="0" meta:object-count="0" meta:page-count="1" meta:paragraph-count="11" meta:word-count="56" meta:character-count="352"/>
    <dc:date>2009-07-06T15:03:17</dc:date>
    <dc:creator>Joseph Anthony C Hermocilla</dc:creator>
    <meta:editing-duration>PT00H03M05S</meta:editing-duration>
    <meta:editing-cycles>1</meta:editing-cycles>
    <meta:generator>OpenOffice.org/3.0$Linux OpenOffice.org_project/300m15$Build-9379</meta:generator>
  </office:meta>
</office:document-meta>
</file>